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f8f8f2" style:font-name="Droid Sans Mono" fo:font-size="10.5pt" fo:font-weight="normal" fo:background-color="#202020"/>
    </style:style>
    <style:style style:name="P2" style:family="paragraph" style:parent-style-name="Standard">
      <style:paragraph-properties style:line-height-at-least="0.503cm"/>
      <style:text-properties fo:color="#6272a4" style:font-name="Droid Sans Mono" fo:font-size="10.5pt" fo:font-weight="normal" fo:background-color="#202020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fo:margin-top="0cm" fo:margin-bottom="0.499cm" loext:contextual-spacing="false" style:line-height-at-least="0.503cm"/>
      <style:text-properties fo:color="#f8f8f2" style:font-name="Droid Sans Mono" fo:font-size="10.5pt" fo:font-weight="normal" fo:background-color="#202020"/>
    </style:style>
    <style:style style:name="P5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fo:color="#ff79c6"/>
    </style:style>
    <style:style style:name="T2" style:family="text">
      <style:text-properties fo:color="#ff79c6" fo:font-style="italic"/>
    </style:style>
    <style:style style:name="T3" style:family="text">
      <style:text-properties fo:color="#50fa7b"/>
    </style:style>
    <style:style style:name="T4" style:family="text">
      <style:text-properties fo:color="#f1fa8c"/>
    </style:style>
    <style:style style:name="T5" style:family="text">
      <style:text-properties fo:color="#f1fa8c" fo:font-style="italic"/>
    </style:style>
    <style:style style:name="T6" style:family="text">
      <style:text-properties fo:color="#8be9fd"/>
    </style:style>
    <style:style style:name="T7" style:family="text">
      <style:text-properties fo:color="#8be9fd" fo:font-style="italic"/>
    </style:style>
    <style:style style:name="T8" style:family="text">
      <style:text-properties fo:color="#bd93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lt;!DOCTYPE html&gt;</text:p>
      <text:p text:style-name="P1">&lt;<text:span text:style-name="T1">html</text:span> <text:span text:style-name="T3">lang</text:span>=<text:span text:style-name="T4">"fr"</text:span>&gt;</text:p>
      <text:p text:style-name="P1">&lt;<text:span text:style-name="T1">head</text:span>&gt;</text:p>
      <text:p text:style-name="P1">&lt;<text:span text:style-name="T1">meta</text:span> <text:span text:style-name="T3">charset</text:span>=<text:span text:style-name="T4">"utf-8"</text:span>&gt;</text:p>
      <text:p text:style-name="P1">&lt;<text:span text:style-name="T1">link</text:span> <text:span text:style-name="T3">rel</text:span>=<text:span text:style-name="T4">"stylesheet"</text:span> <text:span text:style-name="T3">type</text:span>=<text:span text:style-name="T4">"text/css"</text:span> <text:span text:style-name="T3">href</text:span>=<text:span text:style-name="T4">"/static/CSS/style.css"</text:span>&gt;</text:p>
      <text:p text:style-name="P1">&lt;<text:span text:style-name="T1">title</text:span>&gt;Interview Simulator&lt;/<text:span text:style-name="T1">title</text:span>&gt;</text:p>
      <text:p text:style-name="P1">&lt;<text:span text:style-name="T1">script</text:span> <text:span text:style-name="T3">src</text:span>=<text:span text:style-name="T4">"https://ajax.googleapis.com/ajax/libs/jquery/3.4.0/jquery.min.js"</text:span>&gt;&lt;/<text:span text:style-name="T1">script</text:span>&gt;</text:p>
      <text:p text:style-name="P1">&lt;<text:span text:style-name="T1">link</text:span> <text:span text:style-name="T3">rel</text:span>=<text:span text:style-name="T4">"stylesheet"</text:span> <text:span text:style-name="T3">href</text:span>=<text:span text:style-name="T4">"https://maxcdn.bootstrapcdn.com/bootstrap/4.0.0/css/bootstrap.min.css"</text:span> <text:span text:style-name="T3">integrity</text:span>=<text:span text:style-name="T4">"sha384-Gn5384xqQ1aoWXA+058RXPxPg6fy4IWvTNh0E263XmFcJlSAwiGgFAW/dAiS6JXm"</text:span> <text:span text:style-name="T3">crossorigin</text:span>=<text:span text:style-name="T4">"anonymous"</text:span> /&gt;</text:p>
      <text:p text:style-name="P1">&lt;<text:span text:style-name="T1">script</text:span> <text:span text:style-name="T3">src</text:span>=<text:span text:style-name="T4">"https://code.jquery.com/jquery-3.2.1.slim.min.js"</text:span> <text:span text:style-name="T3">integrity</text:span>=<text:span text:style-name="T4">"sha384-KJ3o2DKtIkvYIK3UENzmM7KCkRr/rE9/Qpg6aAZGJwFDMVNA/GpGFF93hXpG5KkN"</text:span> <text:span text:style-name="T3">crossorigin</text:span>=<text:span text:style-name="T4">"anonymous"</text:span>&gt;&lt;/<text:span text:style-name="T1">script</text:span>&gt;</text:p>
      <text:p text:style-name="P1">&lt;<text:span text:style-name="T1">script</text:span> <text:span text:style-name="T3">src</text:span>=<text:span text:style-name="T4">"https://cdnjs.cloudflare.com/ajax/libs/popper.js/1.12.9/umd/popper.min.js"</text:span> <text:span text:style-name="T3">integrity</text:span>=<text:span text:style-name="T4">"sha384-ApNbgh9B+Y1QKtv3Rn7W3mgPxhU9K/ScQsAP7hUibX39j7fakFPskvXusvfa0b4Q"</text:span> <text:span text:style-name="T3">crossorigin</text:span>=<text:span text:style-name="T4">"anonymous"</text:span>&gt;&lt;/<text:span text:style-name="T1">script</text:span>&gt;</text:p>
      <text:p text:style-name="P1">&lt;<text:span text:style-name="T1">script</text:span> <text:span text:style-name="T3">src</text:span>=<text:span text:style-name="T4">"https://maxcdn.bootstrapcdn.com/bootstrap/4.0.0/js/bootstrap.min.js"</text:span> <text:span text:style-name="T3">integrity</text:span>=<text:span text:style-name="T4">"sha384-JZR6Spejh4U02d8jOt6vLEHfe/JQGiRRSQQxSfFWpi1MquVdAyjUar5+76PVCmYl"</text:span> <text:span text:style-name="T3">crossorigin</text:span>=<text:span text:style-name="T4">"anonymous"</text:span>&gt;&lt;/<text:span text:style-name="T1">script</text:span>&gt;</text:p>
      <text:p text:style-name="P1">&lt;/<text:span text:style-name="T1">head</text:span>&gt;</text:p>
      <text:p text:style-name="P3"/>
      <text:p text:style-name="P1">&lt;<text:span text:style-name="T1">body</text:span>&gt;</text:p>
      <text:p text:style-name="P5"/>
      <text:p text:style-name="P1"><text:span text:style-name="T7">{% </text:span><text:span text:style-name="T2">block</text:span><text:span text:style-name="T6"> </text:span><text:span text:style-name="T5">body</text:span><text:span text:style-name="T6"> </text:span><text:span text:style-name="T7">%}</text:span></text:p>
      <text:p text:style-name="P5"/>
      <text:p text:style-name="P1">&lt;<text:span text:style-name="T1">br</text:span>&gt;</text:p>
      <text:p text:style-name="P2">&lt;!-- &lt;form action="/video_1" method="post"&gt;</text:p>
      <text:p text:style-name="P2">&lt;input type="submit" name="video_1" value="Start Recording"&gt; </text:p>
      <text:p text:style-name="P2">&lt;/form&gt; --&gt;</text:p>
      <text:p text:style-name="P3"/>
      <text:p text:style-name="P1">&lt;<text:span text:style-name="T1">div</text:span> <text:span text:style-name="T3">class</text:span>=<text:span text:style-name="T4">"container-fluid"</text:span>&gt;</text:p>
      <text:p text:style-name="P1">&lt;<text:span text:style-name="T1">div</text:span> <text:span text:style-name="T3">class</text:span>=<text:span text:style-name="T4">"row justify-content-center mt-4"</text:span> <text:span text:style-name="T3">style</text:span>=<text:span text:style-name="T4">"width: 100%"</text:span>&gt;</text:p>
      <text:p text:style-name="P1">&lt;<text:span text:style-name="T1">div</text:span> <text:span text:style-name="T3">class</text:span>=<text:span text:style-name="T4">"row justify-content-center mb-4"</text:span> <text:span text:style-name="T3">style</text:span>=<text:span text:style-name="T4">"width: 100%"</text:span>&gt;</text:p>
      <text:p text:style-name="P1">&lt;<text:span text:style-name="T1">img</text:span> <text:span text:style-name="T3">src</text:span>=<text:span text:style-name="T4">"/static/CSS/images/gigindia.png"</text:span> <text:span text:style-name="T3">width</text:span>=<text:span text:style-name="T4">"20%"</text:span> <text:span text:style-name="T3">style</text:span>=<text:span text:style-name="T4">"padding: 10px"</text:span> /&gt;</text:p>
      <text:p text:style-name="P1">&lt;/<text:span text:style-name="T1">div</text:span>&gt;</text:p>
      <text:p text:style-name="P3"/>
      <text:p text:style-name="P1">&lt;<text:span text:style-name="T1">div</text:span> <text:span text:style-name="T3">class</text:span>=<text:span text:style-name="T4">"row justify-content-center mb-4"</text:span> <text:span text:style-name="T3">style</text:span>=<text:span text:style-name="T4">"width: 100%"</text:span>&gt;</text:p>
      <text:p text:style-name="P1">&lt;<text:span text:style-name="T1">hr</text:span> <text:span text:style-name="T3">style</text:span>=<text:span text:style-name="T4">"width: 50%"</text:span> /&gt;</text:p>
      <text:p text:style-name="P1">&lt;/<text:span text:style-name="T1">div</text:span>&gt;</text:p>
      <text:p text:style-name="P3"/>
      <text:p text:style-name="P1">&lt;<text:span text:style-name="T1">div</text:span> <text:span text:style-name="T3">class</text:span>=<text:span text:style-name="T4">"row justify-content-center mb-3"</text:span> <text:span text:style-name="T3">style</text:span>=<text:span text:style-name="T4">"width: 100%"</text:span>&gt;</text:p>
      <text:p text:style-name="P1">&lt;<text:span text:style-name="T1">h2</text:span>&gt;Upload Video File here&lt;/<text:span text:style-name="T1">h2</text:span>&gt;</text:p>
      <text:p text:style-name="P1">&lt;/<text:span text:style-name="T1">div</text:span>&gt;</text:p>
      <text:p text:style-name="P1">&lt;/<text:span text:style-name="T1">div</text:span>&gt;</text:p>
      <text:p text:style-name="P3"/>
      <text:p text:style-name="P1">&lt;<text:span text:style-name="T1">form</text:span> <text:span text:style-name="T3">method</text:span>=<text:span text:style-name="T4">"POST"</text:span> <text:span text:style-name="T3">action</text:span>=<text:span text:style-name="T4">"/video_1"</text:span> <text:span text:style-name="T3">enctype</text:span>=<text:span text:style-name="T4">"multipart/form-data"</text:span> &gt;</text:p>
      <text:p text:style-name="P1">&lt;<text:span text:style-name="T1">p</text:span>&gt;&lt;<text:span text:style-name="T1">input</text:span> <text:span text:style-name="T3">type</text:span>=<text:span text:style-name="T4">"file"</text:span> <text:span text:style-name="T3">name</text:span>=<text:span text:style-name="T4">"file"</text:span>&gt;&lt;/<text:span text:style-name="T1">p</text:span>&gt;</text:p>
      <text:p text:style-name="P1">&lt;<text:span text:style-name="T1">p</text:span>&gt;&lt;<text:span text:style-name="T1">input</text:span> <text:span text:style-name="T3">type</text:span>=<text:span text:style-name="T4">"submit"</text:span> <text:span text:style-name="T3">value</text:span>=<text:span text:style-name="T4">"Submit"</text:span>&gt;&lt;/<text:span text:style-name="T1">p</text:span>&gt;</text:p>
      <text:p text:style-name="P1"><text:soft-page-break/>&lt;/<text:span text:style-name="T1">form</text:span>&gt;</text:p>
      <text:p text:style-name="P3"/>
      <text:p text:style-name="P1">&lt;<text:span text:style-name="T1">br</text:span>&gt;</text:p>
      <text:p text:style-name="P5"/>
      <text:p text:style-name="P1"><text:span text:style-name="T7">{% </text:span><text:span text:style-name="T2">with</text:span><text:span text:style-name="T6"> </text:span><text:span text:style-name="T5">messages</text:span><text:span text:style-name="T6"> </text:span><text:span text:style-name="T2">=</text:span><text:span text:style-name="T6"> </text:span><text:span text:style-name="T5">get_flashed_messages</text:span><text:span text:style-name="T7">() %}</text:span></text:p>
      <text:p text:style-name="P1"><text:span text:style-name="T7">{% </text:span><text:span text:style-name="T2">if</text:span><text:span text:style-name="T6"> </text:span><text:span text:style-name="T5">messages</text:span><text:span text:style-name="T6"> </text:span><text:span text:style-name="T7">%}</text:span></text:p>
      <text:p text:style-name="P1"><text:span text:style-name="T7">{% </text:span><text:span text:style-name="T2">for</text:span><text:span text:style-name="T6"> </text:span><text:span text:style-name="T5">message</text:span><text:span text:style-name="T6"> </text:span><text:span text:style-name="T2">in</text:span><text:span text:style-name="T6"> </text:span><text:span text:style-name="T5">messages</text:span><text:span text:style-name="T6"> </text:span><text:span text:style-name="T7">%}</text:span></text:p>
      <text:p text:style-name="P1">&lt;<text:span text:style-name="T1">div</text:span> <text:span text:style-name="T3">class</text:span>=<text:span text:style-name="T4">"Won"</text:span>&gt;</text:p>
      <text:p text:style-name="P1">&lt;<text:span text:style-name="T1">span</text:span> <text:span text:style-name="T3">class</text:span>=<text:span text:style-name="T4">"closebtn"</text:span> <text:span text:style-name="T3">onclick</text:span>=<text:span text:style-name="T4">"this.parentElement.style.display='none';"</text:span>&gt;<text:span text:style-name="T8">&amp;times;</text:span>&lt;/<text:span text:style-name="T1">span</text:span>&gt;</text:p>
      <text:p text:style-name="P1"><text:span text:style-name="T7">{{ </text:span><text:span text:style-name="T5">message</text:span><text:span text:style-name="T6"> </text:span><text:span text:style-name="T7">}}</text:span></text:p>
      <text:p text:style-name="P1">&lt;/<text:span text:style-name="T1">div</text:span>&gt;</text:p>
      <text:p text:style-name="P1"><text:span text:style-name="T7">{% </text:span><text:span text:style-name="T2">endfor</text:span><text:span text:style-name="T6"> </text:span><text:span text:style-name="T7">%}</text:span></text:p>
      <text:p text:style-name="P1"><text:span text:style-name="T7">{% </text:span><text:span text:style-name="T2">endif</text:span><text:span text:style-name="T6"> </text:span><text:span text:style-name="T7">%}</text:span></text:p>
      <text:p text:style-name="P1"><text:span text:style-name="T7">{% </text:span><text:span text:style-name="T2">endwith</text:span><text:span text:style-name="T6"> </text:span><text:span text:style-name="T7">%}</text:span> </text:p>
      <text:p text:style-name="P3"/>
      <text:p text:style-name="P1">&lt;/<text:span text:style-name="T1">div</text:span>&gt;</text:p>
      <text:p text:style-name="P4"><text:line-break/><text:line-break/><text:line-break/><text:line-break/></text:p>
      <text:p text:style-name="P1"><text:span text:style-name="T7">{% </text:span><text:span text:style-name="T2">endblock</text:span><text:span text:style-name="T6"> </text:span><text:span text:style-name="T7">%}</text:span></text:p>
      <text:p text:style-name="P3"/>
      <text:p text:style-name="P1">&lt;<text:span text:style-name="T1">br</text:span>&gt;</text:p>
      <text:p text:style-name="P3"/>
      <text:p text:style-name="P1">&lt;<text:span text:style-name="T1">br</text:span>&gt;</text:p>
      <text:p text:style-name="P5"/>
      <text:p text:style-name="P1">&lt;<text:span text:style-name="T1">br</text:span>&gt;</text:p>
      <text:p text:style-name="P1">&lt;<text:span text:style-name="T1">br</text:span>&gt;</text:p>
      <text:p text:style-name="P1">&lt;<text:span text:style-name="T1">form</text:span>&gt;</text:p>
      <text:p text:style-name="P1">&lt;<text:span text:style-name="T1">input</text:span> <text:span text:style-name="T3">type</text:span>=<text:span text:style-name="T4">"button"</text:span> <text:span text:style-name="T3">value</text:span>=<text:span text:style-name="T4">"Back"</text:span> <text:span text:style-name="T3">onclick</text:span>=<text:span text:style-name="T4">"history.go(-1)"</text:span>&gt;</text:p>
      <text:p text:style-name="P1">&lt;/<text:span text:style-name="T1">form</text:span>&gt;</text:p>
      <text:p text:style-name="P1">&lt;/<text:span text:style-name="T1">body</text:span>&gt;</text:p>
      <text:p text:style-name="P1">&lt;/<text:span text:style-name="T1">html</text:span>&gt;</text:p>
      <text:p text:style-name="P3"/>
      <text:p text:style-name="P1">&lt;<text:span text:style-name="T1">script</text:span>&gt;</text:p>
      <text:p text:style-name="P1">&lt;/<text:span text:style-name="T1">script</text:span>&gt;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1T02:32:54.009012939</meta:creation-date>
    <dc:date>2021-04-21T02:33:16.618324847</dc:date>
    <meta:editing-duration>PT26S</meta:editing-duration>
    <meta:editing-cycles>1</meta:editing-cycles>
    <meta:document-statistic meta:table-count="0" meta:image-count="0" meta:object-count="0" meta:page-count="2" meta:paragraph-count="59" meta:word-count="161" meta:character-count="2194" meta:non-whitespace-character-count="2086"/>
    <meta:generator>LibreOffice/6.4.6.2$Linux_X86_64 LibreOffice_project/40$Build-2</meta:generator>
  </office:meta>
</office:document-meta>
</file>